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17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background-color="#66ffff" style:diagonal-bl-tr="none" style:diagonal-tl-br="none" fo:border="0.74pt solid #000000" fo:padding="0.071cm" style:rotation-align="none"/>
    </style:style>
    <style:style style:name="ce4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office:value-type="string" calcext:value-type="string">
            <text:p>Prova 1 </text:p>
          </table:table-cell>
          <table:table-cell table:style-name="ce5" office:value-type="string" calcext:value-type="string">
            <text:p>Prova 2 </text:p>
          </table:table-cell>
          <table:table-cell table:style-name="ce5" office:value-type="string" calcext:value-type="string">
            <text:p>Prova 3 </text:p>
          </table:table-cell>
          <table:table-cell table:style-name="ce5" office:value-type="string" calcext:value-type="string">
            <text:p>Nota Final</text:p>
          </table:table-cell>
          <table:table-cell table:style-name="ce5" office:value-type="string" calcext:value-type="string">
            <text:p>Substitutiva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57;1)" office:value-type="float" office:value="1.6" calcext:value-type="float">
            <text:p>1,6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8176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table:formula="of:=ROUNDUP(6.97;1)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2182</text:p>
          </table:table-cell>
          <table:table-cell table:style-name="ce7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ROUNDUP(6.83;1)" office:value-type="float" office:value="6.9" calcext:value-type="float">
            <text:p>6,9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0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0.67;1)" office:value-type="float" office:value="0.7" calcext:value-type="float">
            <text:p>0,7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99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0.33;1)" office:value-type="float" office:value="0.4" calcext:value-type="float">
            <text:p>0,4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309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6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0.77;1)" office:value-type="float" office:value="0.8" calcext:value-type="float">
            <text:p>0,8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016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48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73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2.83;1)" office:value-type="float" office:value="2.9" calcext:value-type="float">
            <text:p>2,9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5664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formula="of:=ROUNDUP(6.83;1)" office:value-type="float" office:value="6.9" calcext:value-type="float">
            <text:p>6,9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71</text:p>
          </table:table-cell>
          <table:table-cell table:style-name="ce6" office:value-type="float" office:value="40" calcext:value-type="float">
            <text:p>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ROUNDUP(7.73;1)" office:value-type="float" office:value="7.8" calcext:value-type="float">
            <text:p>7,8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80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ROUNDUP(8.83;1)" office:value-type="float" office:value="8.9" calcext:value-type="float">
            <text:p>8,9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75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ROUNDUP(7.83;1)" office:value-type="float" office:value="7.9" calcext:value-type="float">
            <text:p>7,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2187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ROUNDUP(5.1;1)" office:value-type="float" office:value="5.1" calcext:value-type="float">
            <text:p>5,1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7687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3</text:p>
          </table:table-cell>
          <table:table-cell office:value-type="string" calcext:value-type="string">
            <text:p>N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ROUNDUP(1.5;1)" office:value-type="float" office:value="1.5" calcext:value-type="float">
            <text:p>1,5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8174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ROUNDUP(4.67;1)" office:value-type="float" office:value="4.7" calcext:value-type="float">
            <text:p>4,7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072877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ROUNDUP(4.33;1)" office:value-type="float" office:value="4.4" calcext:value-type="float">
            <text:p>4,4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8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8184</text:p>
          </table:table-cell>
          <table:table-cell table:style-name="ce7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ROUNDUP(6.83;1)" office:value-type="float" office:value="6.9" calcext:value-type="float">
            <text:p>6,9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7027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ROUNDUP(4.9;1)" office:value-type="float" office:value="4.9" calcext:value-type="float">
            <text:p>4,9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33875</text:p>
          </table:table-cell>
          <table:table-cell table:style-name="ce6" office:value-type="float" office:value="70" calcext:value-type="float">
            <text:p>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ROUNDUP(7.17;1)" office:value-type="float" office:value="7.2" calcext:value-type="float">
            <text:p>7,2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83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581</text:p>
          </table:table-cell>
          <table:table-cell office:value-type="string" calcext:value-type="string">
            <text:p>NN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2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2173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ROUNDUP(4.67;1)" office:value-type="float" office:value="4.7" calcext:value-type="float">
            <text:p>4,7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0013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467</text:p>
          </table:table-cell>
          <table:table-cell office:value-type="string" calcext:value-type="string">
            <text:p>NN</text:p>
          </table:table-cell>
          <table:table-cell table:number-columns-repeated="4" table:style-name="ce2" office:value-type="string" calcext:value-type="string">
            <text:p>NNA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4" table:number-rows-repeated="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4" table:number-rows-repeated="1048539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-R$ </number:text>
      <number:number number:decimal-places="2" number:min-integer-digits="1" number:grouping="true"/>
      <number:text> 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000-00-00T00:00:02.62327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S</meta:editing-duration>
    <meta:editing-cycles>9</meta:editing-cycles>
    <meta:generator>LibreOffice/4.1.3.2$Linux_X86_64 LibreOffice_project/410m0$Build-2</meta:generator>
    <dc:date>2016-12-09T13:06:28.069621334</dc:date>
    <dc:creator>José Flor</dc:creator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